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H20" table:end-x="0.656cm" table:end-y="0.42cm" draw:z-index="0" draw:style-name="gr1" svg:width="19cm" svg:height="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5cm" style:num-format="1" style:print-orientation="portrait" fo:margin-top="0.101cm" fo:margin-bottom="0.101cm" fo:margin-left="0.101cm" fo:margin-right="0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10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10:46:59.62</dc:date>
    <dc:creator>Ben Meadows</dc:creator>
    <meta:generator>OpenOffice.org/3.2$Win32 OpenOffice.org_project/320m18$Build-9502</meta:generator>
    <meta:editing-duration>PT00H01M27S</meta:editing-duration>
    <meta:editing-cycles>2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9.001cm" xlink:href=".." chart:class="chart:line" chart:style-name="ch1">
        <chart:legend chart:legend-position="end" svg:x="15.193cm" svg:y="3.765cm" chart:style-name="ch2"/>
        <chart:plot-area chart:style-name="ch3" table:cell-range-address="Sheet1.A1:Sheet1.D41" chart:data-source-has-labels="both" svg:x="0.559cm" svg:y="0.18cm" svg:width="14.255cm" svg:height="8.482cm">
          <chart:axis chart:dimension="x" chart:name="primary-x" chart:style-name="ch4">
            <chart:title svg:x="7.245cm" svg:y="8.2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381cm" svg:y="4.4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0">
                <text:p text:id="Sheet1.B2:Sheet1.B41">40</text:p>
              </table:table-cell>
              <table:table-cell office:value-type="float" office:value="1">
                <text:p text:id="Sheet1.C2:Sheet1.C41">1</text:p>
              </table:table-cell>
              <table:table-cell office:value-type="float" office:value="794">
                <text:p text:id="Sheet1.D2:Sheet1.D41">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